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Dynamic Shapes</text:p>
      <text:p text:style-name="Text_20_body">For an example on how to use dynamic shapes, see the scenario_two documentation.</text:p>
      <text:h text:style-name="Heading_20_1" text:outline-level="1">Runtime Error Checking</text:h>
      <text:p text:style-name="First_20_paragraph">Static type-checking in the presence of dynamic shapes will make optimistic assumptions about things like shape mismatches. For example, if an elementwise op is provided inputs of shapes <text:span text:style-name="Source_Text">(2,?)</text:span> and <text:span text:style-name="Source_Text">(?,5)</text:span>, the type checker will proceed under the assumption that the user is not going to pass tensors with inconsistent shape at runtime, and therefore infer an output shape of <text:span text:style-name="Source_Text">(2,5)</text:span>. That means that shape mismatches can now occur at runtime.</text:p>
      <text:h text:style-name="Heading_20_1" text:outline-level="1">PartialShape, Dimension, and Rank Classes</text:h>
      <text:p text:style-name="First_20_paragraph">Partial shape information is expressed via the <text:span text:style-name="Source_Text">PartialShape</text:span>, <text:span text:style-name="Source_Text">Dimension</text:span>, and <text:span text:style-name="Source_Text">Rank</text:span> classes.</text:p>
      <text:p text:style-name="Text_20_body">Note</text:p>
      <text:p text:style-name="Text_20_body"><text:span text:style-name="Source_Text">Rank</text:span> is an alias for <text:span text:style-name="Source_Text">Dimension</text:span>, used when the value represents the number of axes in a shape, rather than the size of one dimension in a shape.</text:p>
      <text:p text:style-name="Text_20_body">ngraph::PartialShape</text:p>
      <text:p text:style-name="Text_20_body">ngraph::Dimens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ynamic Shapes</dc:title>
  </office:meta>
</office:document-meta>
</file>